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6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27.22mm"/>
    </style:style>
    <style:style style:name="co5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</style:style>
    <style:style style:name="ce2" style:family="table-cell" style:parent-style-name="Default">
      <style:table-cell-properties fo:background-color="#cfe7f5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разр</text:p>
          </table:table-cell>
          <table:table-cell table:style-name="ce3" office:value-type="string" calcext:value-type="string">
            <text:p>Недель: 15</text:p>
          </table:table-cell>
          <table:table-cell table:number-columns-repeated="3"/>
          <table:table-cell office:value-type="string" calcext:value-type="string">
            <text:p>этап</text:p>
          </table:table-cell>
          <table:table-cell office:value-type="string" calcext:value-type="string">
            <text:p>рук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дни</text:p>
          </table:table-cell>
          <table:table-cell table:style-name="ce2" office:value-type="string" calcext:value-type="string">
            <text:p>часы</text:p>
          </table:table-cell>
          <table:table-cell table:style-name="ce2" office:value-type="string" calcext:value-type="string">
            <text:p>один час работы,руб</text:p>
          </table:table-cell>
          <table:table-cell table:style-name="ce2" office:value-type="string" calcext:value-type="string">
            <text:p>стоимость</text:p>
          </table:table-cell>
          <table:table-cell table:style-name="ce2" office:value-type="string" calcext:value-type="string">
            <text:p>%</text:p>
          </table:table-cell>
          <table:table-cell/>
          <table:table-cell office:value-type="string" calcext:value-type="string">
            <text:p>дни</text:p>
          </table:table-cell>
          <table:table-cell office:value-type="string" calcext:value-type="string">
            <text:p>часы</text:p>
          </table:table-cell>
          <table:table-cell office:value-type="string" calcext:value-type="string">
            <text:p>один</text:p>
          </table:table-cell>
          <table:table-cell office:value-type="string" calcext:value-type="string">
            <text:p>стоимость</text:p>
          </table:table-cell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*6" office:value-type="float" office:value="6" calcext:value-type="float">
            <text:p>6</text:p>
          </table:table-cell>
          <table:table-cell office:value-type="float" office:value="16.14" calcext:value-type="float">
            <text:p>16,14</text:p>
          </table:table-cell>
          <table:table-cell table:formula="of:=[.B3]*[.C3]" office:value-type="float" office:value="96.84" calcext:value-type="float">
            <text:p>96,84</text:p>
          </table:table-cell>
          <table:table-cell table:formula="of:=([.B3]*100/[.B$16])" office:value-type="float" office:value="1.14942528735632" calcext:value-type="float">
            <text:p>1,149425287356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]*6" office:value-type="float" office:value="6" calcext:value-type="float">
            <text:p>6</text:p>
          </table:table-cell>
          <table:table-cell office:value-type="float" office:value="230" calcext:value-type="float">
            <text:p>230</text:p>
          </table:table-cell>
          <table:table-cell table:formula="of:=[.I3]*[.H3]" office:value-type="float" office:value="1380" calcext:value-type="float">
            <text:p>1380</text:p>
          </table:table-cell>
          <table:table-cell table:formula="of:=[.H3]*100/[.H$7]" office:value-type="float" office:value="5.88235294117647" calcext:value-type="float">
            <text:p>5,8823529411764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4]*6" office:value-type="float" office:value="30" calcext:value-type="float">
            <text:p>30</text:p>
          </table:table-cell>
          <table:table-cell office:value-type="float" office:value="16.14" calcext:value-type="float">
            <text:p>16,14</text:p>
          </table:table-cell>
          <table:table-cell table:formula="of:=[.B4]*[.C4]" office:value-type="float" office:value="484.2" calcext:value-type="float">
            <text:p>484,2</text:p>
          </table:table-cell>
          <table:table-cell table:formula="of:=([.B4]*100/[.B$16])" office:value-type="float" office:value="5.74712643678161" calcext:value-type="float">
            <text:p>5,7471264367816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G4]*6" office:value-type="float" office:value="36" calcext:value-type="float">
            <text:p>36</text:p>
          </table:table-cell>
          <table:table-cell office:value-type="float" office:value="230" calcext:value-type="float">
            <text:p>230</text:p>
          </table:table-cell>
          <table:table-cell table:formula="of:=[.I4]*[.H4]" office:value-type="float" office:value="8280" calcext:value-type="float">
            <text:p>8280</text:p>
          </table:table-cell>
          <table:table-cell table:formula="of:=[.H4]*100/[.H$7]" office:value-type="float" office:value="35.2941176470588" calcext:value-type="float">
            <text:p>35,294117647058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5]*6" office:value-type="float" office:value="36" calcext:value-type="float">
            <text:p>36</text:p>
          </table:table-cell>
          <table:table-cell office:value-type="float" office:value="16.14" calcext:value-type="float">
            <text:p>16,14</text:p>
          </table:table-cell>
          <table:table-cell table:formula="of:=[.B5]*[.C5]" office:value-type="float" office:value="581.04" calcext:value-type="float">
            <text:p>581,04</text:p>
          </table:table-cell>
          <table:table-cell table:formula="of:=([.B5]*100/[.B$16])" office:value-type="float" office:value="6.89655172413793" calcext:value-type="float">
            <text:p>6,8965517241379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G5]*6" office:value-type="float" office:value="36" calcext:value-type="float">
            <text:p>36</text:p>
          </table:table-cell>
          <table:table-cell office:value-type="float" office:value="230" calcext:value-type="float">
            <text:p>230</text:p>
          </table:table-cell>
          <table:table-cell table:formula="of:=[.I5]*[.H5]" office:value-type="float" office:value="8280" calcext:value-type="float">
            <text:p>8280</text:p>
          </table:table-cell>
          <table:table-cell table:formula="of:=[.H5]*100/[.H$7]" office:value-type="float" office:value="35.2941176470588" calcext:value-type="float">
            <text:p>35,294117647058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6]*6" office:value-type="float" office:value="96" calcext:value-type="float">
            <text:p>96</text:p>
          </table:table-cell>
          <table:table-cell office:value-type="float" office:value="16.14" calcext:value-type="float">
            <text:p>16,14</text:p>
          </table:table-cell>
          <table:table-cell table:formula="of:=[.B6]*[.C6]" office:value-type="float" office:value="1549.44" calcext:value-type="float">
            <text:p>1549,44</text:p>
          </table:table-cell>
          <table:table-cell table:formula="of:=([.B6]*100/[.B$16])" office:value-type="float" office:value="18.3908045977011" calcext:value-type="float">
            <text:p>18,390804597701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G6]*6" office:value-type="float" office:value="24" calcext:value-type="float">
            <text:p>24</text:p>
          </table:table-cell>
          <table:table-cell office:value-type="float" office:value="230" calcext:value-type="float">
            <text:p>230</text:p>
          </table:table-cell>
          <table:table-cell table:formula="of:=[.I6]*[.H6]" office:value-type="float" office:value="5520" calcext:value-type="float">
            <text:p>5520</text:p>
          </table:table-cell>
          <table:table-cell table:formula="of:=[.H6]*100/[.H$7]" office:value-type="float" office:value="23.5294117647059" calcext:value-type="float">
            <text:p>23,529411764705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7]*6" office:value-type="float" office:value="72" calcext:value-type="float">
            <text:p>72</text:p>
          </table:table-cell>
          <table:table-cell office:value-type="float" office:value="16.14" calcext:value-type="float">
            <text:p>16,14</text:p>
          </table:table-cell>
          <table:table-cell table:formula="of:=[.B7]*[.C7]" office:value-type="float" office:value="1162.08" calcext:value-type="float">
            <text:p>1162,08</text:p>
          </table:table-cell>
          <table:table-cell table:formula="of:=([.B7]*100/[.B$16])" office:value-type="float" office:value="13.7931034482759" calcext:value-type="float">
            <text:p>13,7931034482759</text:p>
          </table:table-cell>
          <table:table-cell office:value-type="float" office:value="5" calcext:value-type="float">
            <text:p>5</text:p>
          </table:table-cell>
          <table:table-cell table:formula="of:=SUM([.G3:.G6])" office:value-type="float" office:value="17" calcext:value-type="float">
            <text:p>17</text:p>
          </table:table-cell>
          <table:table-cell table:formula="of:=SUM([.H3:.H6])" office:value-type="float" office:value="102" calcext:value-type="float">
            <text:p>102</text:p>
          </table:table-cell>
          <table:table-cell/>
          <table:table-cell table:formula="of:=SUM([.J3:.J6])" office:value-type="float" office:value="23460" calcext:value-type="float">
            <text:p>23460</text:p>
          </table:table-cell>
          <table:table-cell table:formula="of:=SUM([.K3:.K6]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8]*6" office:value-type="float" office:value="72" calcext:value-type="float">
            <text:p>72</text:p>
          </table:table-cell>
          <table:table-cell office:value-type="float" office:value="16.14" calcext:value-type="float">
            <text:p>16,14</text:p>
          </table:table-cell>
          <table:table-cell table:formula="of:=[.B8]*[.C8]" office:value-type="float" office:value="1162.08" calcext:value-type="float">
            <text:p>1162,08</text:p>
          </table:table-cell>
          <table:table-cell table:formula="of:=([.B8]*100/[.B$16])" office:value-type="float" office:value="13.7931034482759" calcext:value-type="float">
            <text:p>13,7931034482759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9]*6" office:value-type="float" office:value="72" calcext:value-type="float">
            <text:p>72</text:p>
          </table:table-cell>
          <table:table-cell office:value-type="float" office:value="16.14" calcext:value-type="float">
            <text:p>16,14</text:p>
          </table:table-cell>
          <table:table-cell table:formula="of:=[.B9]*[.C9]" office:value-type="float" office:value="1162.08" calcext:value-type="float">
            <text:p>1162,08</text:p>
          </table:table-cell>
          <table:table-cell table:formula="of:=([.B9]*100/[.B$16])" office:value-type="float" office:value="13.7931034482759" calcext:value-type="float">
            <text:p>13,793103448275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0]*6" office:value-type="float" office:value="36" calcext:value-type="float">
            <text:p>36</text:p>
          </table:table-cell>
          <table:table-cell office:value-type="float" office:value="16.14" calcext:value-type="float">
            <text:p>16,14</text:p>
          </table:table-cell>
          <table:table-cell table:formula="of:=[.B10]*[.C10]" office:value-type="float" office:value="581.04" calcext:value-type="float">
            <text:p>581,04</text:p>
          </table:table-cell>
          <table:table-cell table:formula="of:=([.B10]*100/[.B$16])" office:value-type="float" office:value="6.89655172413793" calcext:value-type="float">
            <text:p>6,8965517241379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1]*6" office:value-type="float" office:value="30" calcext:value-type="float">
            <text:p>30</text:p>
          </table:table-cell>
          <table:table-cell office:value-type="float" office:value="16.14" calcext:value-type="float">
            <text:p>16,14</text:p>
          </table:table-cell>
          <table:table-cell table:formula="of:=[.B11]*[.C11]" office:value-type="float" office:value="484.2" calcext:value-type="float">
            <text:p>484,2</text:p>
          </table:table-cell>
          <table:table-cell table:formula="of:=([.B11]*100/[.B$16])" office:value-type="float" office:value="5.74712643678161" calcext:value-type="float">
            <text:p>5,74712643678161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2]*6" office:value-type="float" office:value="36" calcext:value-type="float">
            <text:p>36</text:p>
          </table:table-cell>
          <table:table-cell office:value-type="float" office:value="16.14" calcext:value-type="float">
            <text:p>16,14</text:p>
          </table:table-cell>
          <table:table-cell table:formula="of:=[.B12]*[.C12]" office:value-type="float" office:value="581.04" calcext:value-type="float">
            <text:p>581,04</text:p>
          </table:table-cell>
          <table:table-cell table:formula="of:=([.B12]*100/[.B$16])" office:value-type="float" office:value="6.89655172413793" calcext:value-type="float">
            <text:p>6,8965517241379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]*6" office:value-type="float" office:value="6" calcext:value-type="float">
            <text:p>6</text:p>
          </table:table-cell>
          <table:table-cell office:value-type="float" office:value="16.14" calcext:value-type="float">
            <text:p>16,14</text:p>
          </table:table-cell>
          <table:table-cell table:formula="of:=[.B13]*[.C13]" office:value-type="float" office:value="96.84" calcext:value-type="float">
            <text:p>96,84</text:p>
          </table:table-cell>
          <table:table-cell table:formula="of:=([.B13]*100/[.B$16])" office:value-type="float" office:value="1.14942528735632" calcext:value-type="float">
            <text:p>1,14942528735632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]*6" office:value-type="float" office:value="6" calcext:value-type="float">
            <text:p>6</text:p>
          </table:table-cell>
          <table:table-cell office:value-type="float" office:value="16.14" calcext:value-type="float">
            <text:p>16,14</text:p>
          </table:table-cell>
          <table:table-cell table:formula="of:=[.B14]*[.C14]" office:value-type="float" office:value="96.84" calcext:value-type="float">
            <text:p>96,84</text:p>
          </table:table-cell>
          <table:table-cell table:formula="of:=([.B14]*100/[.B$16])" office:value-type="float" office:value="1.14942528735632" calcext:value-type="float">
            <text:p>1,14942528735632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5]*6" office:value-type="float" office:value="24" calcext:value-type="float">
            <text:p>24</text:p>
          </table:table-cell>
          <table:table-cell office:value-type="float" office:value="16.14" calcext:value-type="float">
            <text:p>16,14</text:p>
          </table:table-cell>
          <table:table-cell table:formula="of:=[.B15]*[.C15]" office:value-type="float" office:value="387.36" calcext:value-type="float">
            <text:p>387,36</text:p>
          </table:table-cell>
          <table:table-cell table:formula="of:=([.B15]*100/[.B$16])" office:value-type="float" office:value="4.59770114942529" calcext:value-type="float">
            <text:p>4,59770114942529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ce3" table:formula="of:=SUM([.A3:.A15])" office:value-type="float" office:value="87" calcext:value-type="float">
            <text:p>87</text:p>
          </table:table-cell>
          <table:table-cell table:style-name="ce3" table:formula="of:=SUM([.B3:.B15])" office:value-type="float" office:value="522" calcext:value-type="float">
            <text:p>522</text:p>
          </table:table-cell>
          <table:table-cell/>
          <table:table-cell table:style-name="ce3" table:formula="of:=SUM([.D3:.D15])" office:value-type="float" office:value="8425.08" calcext:value-type="float">
            <text:p>8425,08</text:p>
          </table:table-cell>
          <table:table-cell table:style-name="ce3" table:formula="of:=SUM([.E3:.E15])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праздника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3" office:value-type="string" calcext:value-type="string">
            <text:p>в час</text:p>
          </table:table-cell>
          <table:table-cell table:style-name="ce3" office:value-type="string" calcext:value-type="string">
            <text:p>часы</text:p>
          </table:table-cell>
        </table:table-row>
        <table:table-row table:style-name="ro1">
          <table:table-cell table:style-name="ce3" office:value-type="string" calcext:value-type="string">
            <text:p>оплата труда</text:p>
          </table:table-cell>
          <table:table-cell table:style-name="ce3" office:value-type="string" calcext:value-type="string">
            <text:p>ЗП</text:p>
          </table:table-cell>
          <table:table-cell table:style-name="ce3" office:value-type="string" calcext:value-type="string">
            <text:p>РН, 30%</text:p>
          </table:table-cell>
          <table:table-cell table:style-name="ce3" office:value-type="string" calcext:value-type="string">
            <text:p>ОЗП</text:p>
          </table:table-cell>
          <table:table-cell table:style-name="ce3" office:value-type="string" calcext:value-type="string">
            <text:p>ДЗП, 15%</text:p>
          </table:table-cell>
          <table:table-cell table:style-name="ce3" office:value-type="string" calcext:value-type="string">
            <text:p>ФОТ</text:p>
          </table:table-cell>
          <table:table-cell table:style-name="ce3" office:value-type="string" calcext:value-type="string">
            <text:p>Страховые, 30,2%</text:p>
          </table:table-cell>
          <table:table-cell table:style-name="ce3" office:value-type="string" calcext:value-type="string">
            <text:p>всего</text:p>
          </table:table-cell>
          <table:table-cell/>
          <table:table-cell table:style-name="ce3" office:value-type="string" calcext:value-type="string">
            <text:p>рук</text:p>
          </table:table-cell>
          <table:table-cell office:value-type="float" office:value="230" calcext:value-type="float">
            <text:p>2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рук</text:p>
          </table:table-cell>
          <table:table-cell table:formula="of:=[.K20]*[.L20]" office:value-type="float" office:value="4600" calcext:value-type="float">
            <text:p>4600</text:p>
          </table:table-cell>
          <table:table-cell table:formula="of:=[.B21]*0.3" office:value-type="float" office:value="1380" calcext:value-type="float">
            <text:p>1380</text:p>
          </table:table-cell>
          <table:table-cell table:formula="of:=[.C21]+[.B21]" office:value-type="float" office:value="5980" calcext:value-type="float">
            <text:p>5980</text:p>
          </table:table-cell>
          <table:table-cell table:formula="of:=[.D21]*0.15" office:value-type="float" office:value="897" calcext:value-type="float">
            <text:p>897</text:p>
          </table:table-cell>
          <table:table-cell table:formula="of:=[.E21]+[.D21]" office:value-type="float" office:value="6877" calcext:value-type="float">
            <text:p>6877</text:p>
          </table:table-cell>
          <table:table-cell table:formula="of:=[.F21]*0.302" office:value-type="float" office:value="2076.854" calcext:value-type="float">
            <text:p>2076,854</text:p>
          </table:table-cell>
          <table:table-cell table:formula="of:=[.G21]+[.F21]" office:value-type="float" office:value="8953.854" calcext:value-type="float">
            <text:p>8953,854</text:p>
          </table:table-cell>
          <table:table-cell/>
          <table:table-cell table:style-name="ce3" office:value-type="string" calcext:value-type="string">
            <text:p>исп</text:p>
          </table:table-cell>
          <table:table-cell office:value-type="float" office:value="27.5" calcext:value-type="float">
            <text:p>27,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style-name="ce3" office:value-type="string" calcext:value-type="string">
            <text:p>разр</text:p>
          </table:table-cell>
          <table:table-cell table:formula="of:=[.K21]*[.L21]" office:value-type="float" office:value="3630" calcext:value-type="float">
            <text:p>3630</text:p>
          </table:table-cell>
          <table:table-cell table:formula="of:=[.B22]*0.3" office:value-type="float" office:value="1089" calcext:value-type="float">
            <text:p>1089</text:p>
          </table:table-cell>
          <table:table-cell table:formula="of:=[.C22]+[.B22]" office:value-type="float" office:value="4719" calcext:value-type="float">
            <text:p>4719</text:p>
          </table:table-cell>
          <table:table-cell table:formula="of:=[.D22]*0.15" office:value-type="float" office:value="707.85" calcext:value-type="float">
            <text:p>707,85</text:p>
          </table:table-cell>
          <table:table-cell table:formula="of:=[.E22]+[.D22]" office:value-type="float" office:value="5426.85" calcext:value-type="float">
            <text:p>5426,85</text:p>
          </table:table-cell>
          <table:table-cell table:formula="of:=[.F22]*0.302" office:value-type="float" office:value="1638.9087" calcext:value-type="float">
            <text:p>1638,9087</text:p>
          </table:table-cell>
          <table:table-cell table:formula="of:=[.G22]+[.F22]" office:value-type="float" office:value="7065.7587" calcext:value-type="float">
            <text:p>7065,7587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итого:</text:p>
          </table:table-cell>
          <table:table-cell table:formula="of:=[.H21]+[.H22]" office:value-type="float" office:value="16019.6127" calcext:value-type="float">
            <text:p>16019,6127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float" office:value="36748.94" calcext:value-type="float">
            <text:p>36748,94</text:p>
          </table:table-cell>
          <table:table-cell table:number-columns-repeated="11"/>
        </table:table-row>
        <table:table-row table:style-name="ro1">
          <table:table-cell office:value-type="float" office:value="362.01" calcext:value-type="float">
            <text:p>362,01</text:p>
          </table:table-cell>
          <table:table-cell table:number-columns-repeated="5"/>
          <table:table-cell table:style-name="ce3" office:value-type="string" calcext:value-type="string">
            <text:p>амортизация</text:p>
          </table:table-cell>
          <table:table-cell table:number-columns-repeated="5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4"/>
          <table:table-cell table:number-columns-repeated="2" office:value-type="float" office:value="25000" calcext:value-type="float">
            <text:p>25000</text:p>
          </table:table-cell>
          <table:table-cell office:value-type="float" office:value="2.8" calcext:value-type="float">
            <text:p>2,8</text:p>
          </table:table-cell>
          <table:table-cell table:formula="of:=[.G30]*[.H30]%"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office:value-type="float" office:value="737.36" calcext:value-type="float">
            <text:p>737,36</text:p>
          </table:table-cell>
          <table:table-cell table:number-columns-repeated="4"/>
          <table:table-cell table:number-columns-repeated="2" office:value-type="float" office:value="6500" calcext:value-type="float">
            <text:p>6500</text:p>
          </table:table-cell>
          <table:table-cell office:value-type="float" office:value="2.8" calcext:value-type="float">
            <text:p>2,8</text:p>
          </table:table-cell>
          <table:table-cell table:formula="of:=[.G31]*[.H31]%"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  <table:table-cell table:formula="of:=[.I30]+[.I31]" office:value-type="float" office:value="882" calcext:value-type="float">
            <text:p>882</text:p>
          </table:table-cell>
          <table:table-cell table:number-columns-repeated="3"/>
        </table:table-row>
        <table:table-row table:style-name="ro1">
          <table:table-cell table:formula="of:=SUM([.A28:.A32])" office:value-type="float" office:value="41606.31" calcext:value-type="float">
            <text:p>41606,31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3" office:value-type="string" calcext:value-type="string">
            <text:p>электроэнергия</text:p>
          </table:table-cell>
          <table:table-cell table:style-name="ce3" office:value-type="string" calcext:value-type="string">
            <text:p>кВт</text:p>
          </table:table-cell>
          <table:table-cell table:style-name="ce3" office:value-type="string" calcext:value-type="string">
            <text:p>часы работы</text:p>
          </table:table-cell>
          <table:table-cell table:style-name="ce3" office:value-type="string" calcext:value-type="string">
            <text:p>Тариф</text:p>
          </table:table-cell>
          <table:table-cell table:style-name="ce3" office:value-type="string" calcext:value-type="string">
            <text:p>стоимость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Ноут</text:p>
          </table:table-cell>
          <table:table-cell office:value-type="float" office:value="0.05" calcext:value-type="float">
            <text:p>0,05</text:p>
          </table:table-cell>
          <table:table-cell table:formula="of:=[.L21]" office:value-type="float" office:value="132" calcext:value-type="float">
            <text:p>132</text:p>
          </table:table-cell>
          <table:table-cell office:value-type="float" office:value="2.17" calcext:value-type="float">
            <text:p>2,17</text:p>
          </table:table-cell>
          <table:table-cell table:formula="of:=[.B36]*[.C36]*[.D36]" office:value-type="float" office:value="14.322" calcext:value-type="float">
            <text:p>14,3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Принтер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2.17" calcext:value-type="float">
            <text:p>2,17</text:p>
          </table:table-cell>
          <table:table-cell table:formula="of:=[.B37]*[.C37]*[.D37]" office:value-type="float" office:value="1.085" calcext:value-type="float">
            <text:p>1,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Освещение</text:p>
          </table:table-cell>
          <table:table-cell office:value-type="float" office:value="0.6" calcext:value-type="float">
            <text:p>0,6</text:p>
          </table:table-cell>
          <table:table-cell table:formula="of:=[.L21]" office:value-type="float" office:value="132" calcext:value-type="float">
            <text:p>132</text:p>
          </table:table-cell>
          <table:table-cell office:value-type="float" office:value="2.17" calcext:value-type="float">
            <text:p>2,17</text:p>
          </table:table-cell>
          <table:table-cell table:formula="of:=[.B38]*[.C38]*[.D38]" office:value-type="float" office:value="171.864" calcext:value-type="float">
            <text:p>171,864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итого:</text:p>
          </table:table-cell>
          <table:table-cell table:formula="of:=SUM([.E36:.E38])" office:value-type="float" office:value="187.271" calcext:value-type="float">
            <text:p>187,271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3" office:value-type="string" calcext:value-type="string">
            <text:p>Сводная смета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ЗП</text:p>
          </table:table-cell>
          <table:table-cell table:formula="of:=[.B23]" office:value-type="float" office:value="16019.6127" calcext:value-type="float">
            <text:p>16019,61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Материалы</text:p>
          </table:table-cell>
          <table:table-cell office:value-type="float" office:value="362.01" calcext:value-type="float">
            <text:p>362,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амортизация</text:p>
          </table:table-cell>
          <table:table-cell table:formula="of:=[.I32]" office:value-type="float" office:value="882" calcext:value-type="float">
            <text:p>8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электричество</text:p>
          </table:table-cell>
          <table:table-cell table:formula="of:=[.B39]" office:value-type="float" office:value="187.271" calcext:value-type="float">
            <text:p>187,2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накладные</text:p>
          </table:table-cell>
          <table:table-cell office:value-type="float" office:value="230" calcext:value-type="float">
            <text:p>230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итого:</text:p>
          </table:table-cell>
          <table:table-cell table:formula="of:=SUM([.B42:.B46])" office:value-type="float" office:value="17680.8937" calcext:value-type="float">
            <text:p>17680,8937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число ламп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мощность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световой поток</text:p>
          </table:table-cell>
          <table:table-cell office:value-type="float" office:value="2500" calcext:value-type="float">
            <text:p>2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сила света</text:p>
          </table:table-cell>
          <table:table-cell table:formula="of:=[.B51]/(4*3.14)" office:value-type="float" office:value="199.044585987261" calcext:value-type="float">
            <text:p>199,044585987261</text:p>
          </table:table-cell>
          <table:table-cell office:value-type="string" calcext:value-type="string">
            <text:p>стол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осинус 30</text:p>
          </table:table-cell>
          <table:table-cell table:formula="of:=COS(30)" office:value-type="float" office:value="0.154251449887584" calcext:value-type="float">
            <text:p>0,154251449887584</text:p>
          </table:table-cell>
          <table:table-cell table:formula="of:=COS(45)" office:value-type="float" office:value="0.52532198881773" calcext:value-type="float">
            <text:p>0,525321988817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расстояние</text:p>
          </table:table-cell>
          <table:table-cell office:value-type="float" office:value="1.5" calcext:value-type="float">
            <text:p>1,5</text:p>
          </table:table-cell>
          <table:table-cell office:value-type="float" office:value="1.6" calcext:value-type="float">
            <text:p>1,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расстояние в кв.</text:p>
          </table:table-cell>
          <table:table-cell table:formula="of:=[.B54]*[.B54]" office:value-type="float" office:value="2.25" calcext:value-type="float">
            <text:p>2,25</text:p>
          </table:table-cell>
          <table:table-cell table:formula="of:=[.C54]*[.C54]" office:value-type="float" office:value="2.56" calcext:value-type="float">
            <text:p>2,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Освещенность</text:p>
          </table:table-cell>
          <table:table-cell table:formula="of:=([.B52]/[.B55])*[.B53]*[.B49]" office:value-type="float" office:value="136.457404359151" calcext:value-type="float">
            <text:p>136,457404359151</text:p>
          </table:table-cell>
          <table:table-cell table:formula="of:=(([.B52]/[.C55])*[.C53])*[.B49]" office:value-type="float" office:value="408.447256930584" calcext:value-type="float">
            <text:p>408,44725693058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экран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.00.0000</text:date>, <text:time style:data-style-name="N2" text:time-value="11:21:02.41725316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7:31:04.781565531</meta:creation-date>
    <dc:date>2017-06-06T11:42:36.402018788</dc:date>
    <meta:editing-duration>PT6H46M14S</meta:editing-duration>
    <meta:editing-cycles>23</meta:editing-cycles>
    <meta:generator>LibreOffice/5.2.2.2$Linux_X86_64 LibreOffice_project/20m0$Build-2</meta:generator>
    <meta:document-statistic meta:table-count="1" meta:cell-count="229" meta:object-count="0"/>
  </office:meta>
</office:document-meta>
</file>